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2984in"/>
    </style:style>
    <style:style style:name="co2" style:family="table-column">
      <style:table-column-properties fo:break-before="auto" style:column-width="0.5945in"/>
    </style:style>
    <style:style style:name="co3" style:family="table-column">
      <style:table-column-properties fo:break-before="auto" style:column-width="0.7193in"/>
    </style:style>
    <style:style style:name="co4" style:family="table-column">
      <style:table-column-properties fo:break-before="auto" style:column-width="0.7043in"/>
    </style:style>
    <style:style style:name="co5" style:family="table-column">
      <style:table-column-properties fo:break-before="auto" style:column-width="0.6807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wrap-option="no-wrap" style:rotation-align="none" style:shrink-to-fit="false"/>
    </style:style>
    <style:style style:name="ce2" style:family="table-cell" style:parent-style-name="Default">
      <style:table-cell-properties fo:wrap-option="no-wrap" style:shrink-to-fit="false"/>
    </style:style>
    <style:style style:name="ce3" style:family="table-cell" style:parent-style-name="Default" style:data-style-name="N3">
      <style:table-cell-properties style:rotation-align="none"/>
    </style:style>
    <style:style style:name="ce4" style:family="table-cell" style:parent-style-name="Default" style:data-style-name="N3"/>
    <style:style style:name="ce5" style:family="table-cell" style:parent-style-name="Default">
      <style:text-properties style:font-name="Arial" style:font-name-complex="Arial"/>
    </style:style>
    <style:style style:name="T1" style:family="text">
      <style:text-properties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Nodes</text:p>
          </table:table-cell>
          <table:table-cell table:style-name="ce3" office:value-type="string" calcext:value-type="string">
            <text:p>Edges</text:p>
          </table:table-cell>
          <table:table-cell office:value-type="string" calcext:value-type="string">
            <text:p>Clustering</text:p>
          </table:table-cell>
          <table:table-cell office:value-type="string" calcext:value-type="string">
            <text:p>Modularity</text:p>
          </table:table-cell>
          <table:table-cell office:value-type="string" calcext:value-type="string">
            <text:p>No. of Triangles</text:p>
          </table:table-cell>
          <table:table-cell office:value-type="string" calcext:value-type="string">
            <text:p>Transitivity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90%tile Diameter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No. of Connected Components</text:p>
          </table:table-cell>
          <table:table-cell office:value-type="string" calcext:value-type="string">
            <text:p>Avg Degree</text:p>
          </table:table-cell>
          <table:table-cell table:number-columns-repeated="3"/>
          <table:table-cell office:value-type="string" calcext:value-type="string">
            <text:p>Link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emailEU.txt</text:p>
          </table:table-cell>
          <table:table-cell office:value-type="float" office:value="1005" calcext:value-type="float">
            <text:p>1,005</text:p>
          </table:table-cell>
          <table:table-cell office:value-type="float" office:value="25571" calcext:value-type="float">
            <text:p>25,571</text:p>
          </table:table-cell>
          <table:table-cell office:value-type="float" office:value="0.3994" calcext:value-type="float">
            <text:p>0.3994</text:p>
          </table:table-cell>
          <table:table-cell office:value-type="float" office:value="0.4326" calcext:value-type="float">
            <text:p>0.4326</text:p>
          </table:table-cell>
          <table:table-cell office:value-type="float" office:value="105461" calcext:value-type="float">
            <text:p>105,461</text:p>
          </table:table-cell>
          <table:table-cell office:value-type="float" office:value="0.1085" calcext:value-type="float">
            <text:p>0.1085</text:p>
          </table:table-cell>
          <table:table-cell office:value-type="float" office:value="7" calcext:value-type="float">
            <text:p>7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3.2457" calcext:value-type="float">
            <text:p>33.2457</text:p>
          </table:table-cell>
          <table:table-cell table:number-columns-repeated="3"/>
          <table:table-cell office:value-type="string" calcext:value-type="string">
            <text:p><text:a xlink:href="https://snap.stanford.edu/data/email-Eu-core.html" xlink:type="simple">https://snap.stanford.edu/data/email-Eu-core.html</text:a>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facebook.txt</text:p>
          </table:table-cell>
          <table:table-cell office:value-type="float" office:value="4039" calcext:value-type="float">
            <text:p>4,039</text:p>
          </table:table-cell>
          <table:table-cell office:value-type="float" office:value="88234" calcext:value-type="float">
            <text:p>88,234</text:p>
          </table:table-cell>
          <table:table-cell office:value-type="float" office:value="0.6055" calcext:value-type="float">
            <text:p>0.6055</text:p>
          </table:table-cell>
          <table:table-cell office:value-type="float" office:value="0.8349" calcext:value-type="float">
            <text:p>0.8349</text:p>
          </table:table-cell>
          <table:table-cell office:value-type="float" office:value="1612010" calcext:value-type="float">
            <text:p>1,612,010</text:p>
          </table:table-cell>
          <table:table-cell office:value-type="float" office:value="0.5191" calcext:value-type="float">
            <text:p>0.5191</text:p>
          </table:table-cell>
          <table:table-cell office:value-type="float" office:value="8" calcext:value-type="float">
            <text:p>8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.691" calcext:value-type="float">
            <text:p>43.691</text:p>
          </table:table-cell>
          <table:table-cell table:number-columns-repeated="3"/>
          <table:table-cell office:value-type="string" calcext:value-type="string">
            <text:p><text:a xlink:href="https://snap.stanford.edu/data/ego-Facebook.html" xlink:type="simple">https://snap.stanford.edu/data/ego-Facebook.html</text:a>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facebookArtist.txt</text:p>
          </table:table-cell>
          <table:table-cell office:value-type="float" office:value="50515" calcext:value-type="float">
            <text:p>50,515</text:p>
          </table:table-cell>
          <table:table-cell office:value-type="float" office:value="819306" calcext:value-type="float">
            <text:p>819,306</text:p>
          </table:table-cell>
          <table:table-cell office:value-type="float" office:value="0.2225" calcext:value-type="float">
            <text:p>0.2225</text:p>
          </table:table-cell>
          <table:table-cell office:value-type="float" office:value="0.6123" calcext:value-type="float">
            <text:p>0.6123</text:p>
          </table:table-cell>
          <table:table-cell/>
          <table:table-cell office:value-type="float" office:value="0.0842" calcext:value-type="float">
            <text:p>0.084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.5516" calcext:value-type="float">
            <text:p>25.5516</text:p>
          </table:table-cell>
          <table:table-cell table:number-columns-repeated="3"/>
          <table:table-cell office:value-type="string" calcext:value-type="string">
            <text:p><text:a xlink:href="https://snap.stanford.edu/data/gemsec-Facebook.html" xlink:type="simple">https://snap.stanford.edu/data/gemsec-Facebook.html</text:a>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facebookMedium.txt</text:p>
          </table:table-cell>
          <table:table-cell office:value-type="float" office:value="22470" calcext:value-type="float">
            <text:p>22,470</text:p>
          </table:table-cell>
          <table:table-cell office:value-type="float" office:value="171002" calcext:value-type="float">
            <text:p>171,002</text:p>
          </table:table-cell>
          <table:table-cell office:value-type="float" office:value="0.3597" calcext:value-type="float">
            <text:p>0.3597</text:p>
          </table:table-cell>
          <table:table-cell office:value-type="float" office:value="0.8149" calcext:value-type="float">
            <text:p>0.8149</text:p>
          </table:table-cell>
          <table:table-cell/>
          <table:table-cell office:value-type="float" office:value="0.232" calcext:value-type="float">
            <text:p>0.232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number-columns-repeated="5"/>
          <table:table-cell office:value-type="string" calcext:value-type="string">
            <text:p><text:a xlink:href="https://snap.stanford.edu/data/facebook-large-page-page-network.html" xlink:type="simple">https://snap.stanford.edu/data/facebook-large-page-page-network.html</text:a>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lastfm.txt</text:p>
          </table:table-cell>
          <table:table-cell office:value-type="float" office:value="7624" calcext:value-type="float">
            <text:p>7,624</text:p>
          </table:table-cell>
          <table:table-cell office:value-type="float" office:value="27806" calcext:value-type="float">
            <text:p>27,806</text:p>
          </table:table-cell>
          <table:table-cell office:value-type="float" office:value="0.2194" calcext:value-type="float">
            <text:p>0.2194</text:p>
          </table:table-cell>
          <table:table-cell office:value-type="float" office:value="0.8146" calcext:value-type="float">
            <text:p>0.8146</text:p>
          </table:table-cell>
          <table:table-cell/>
          <table:table-cell office:value-type="float" office:value="0.179" calcext:value-type="float">
            <text:p>0.179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number-columns-repeated="5"/>
          <table:table-cell office:value-type="string" calcext:value-type="string">
            <text:p><text:a xlink:href="https://snap.stanford.edu/data/feather-lastfm-social.html" xlink:type="simple">https://snap.stanford.edu/data/feather-lastfm-social.html</text:a>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GitInteractions.txt</text:p>
          </table:table-cell>
          <table:table-cell office:value-type="float" office:value="37700" calcext:value-type="float">
            <text:p>37,700</text:p>
          </table:table-cell>
          <table:table-cell office:value-type="float" office:value="289003" calcext:value-type="float">
            <text:p>289,003</text:p>
          </table:table-cell>
          <table:table-cell office:value-type="float" office:value="0.1675" calcext:value-type="float">
            <text:p>0.1675</text:p>
          </table:table-cell>
          <table:table-cell office:value-type="float" office:value="0.4519" calcext:value-type="float">
            <text:p>0.4519</text:p>
          </table:table-cell>
          <table:table-cell/>
          <table:table-cell office:value-type="float" office:value="0.013" calcext:value-type="float">
            <text:p>0.013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number-columns-repeated="5"/>
          <table:table-cell office:value-type="string" calcext:value-type="string">
            <text:p><text:a xlink:href="https://snap.stanford.edu/data/github-social.html" xlink:type="simple">https://snap.stanford.edu/data/github-social.html</text:a>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witch/DE</text:p>
          </table:table-cell>
          <table:table-cell office:value-type="float" office:value="9498" calcext:value-type="float">
            <text:p>9,498</text:p>
          </table:table-cell>
          <table:table-cell office:value-type="float" office:value="153138" calcext:value-type="float">
            <text:p>153,138</text:p>
          </table:table-cell>
          <table:table-cell office:value-type="float" office:value="0.2009" calcext:value-type="float">
            <text:p>0.2009</text:p>
          </table:table-cell>
          <table:table-cell office:value-type="float" office:value="0.2951" calcext:value-type="float">
            <text:p>0.2951</text:p>
          </table:table-cell>
          <table:table-cell/>
          <table:table-cell office:value-type="float" office:value="0.047" calcext:value-type="float">
            <text:p>0.047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number-columns-repeated="5"/>
          <table:table-cell office:value-type="string" calcext:value-type="string">
            <text:p><text:a xlink:href="https://snap.stanford.edu/data/twitch-social-networks.html" xlink:type="simple">https://snap.stanford.edu/data/twitch-social-networks.html</text:a>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witch/ENGB</text:p>
          </table:table-cell>
          <table:table-cell office:value-type="float" office:value="7126" calcext:value-type="float">
            <text:p>7,126</text:p>
          </table:table-cell>
          <table:table-cell office:value-type="float" office:value="35324" calcext:value-type="float">
            <text:p>35,324</text:p>
          </table:table-cell>
          <table:table-cell office:value-type="float" office:value="0.1309" calcext:value-type="float">
            <text:p>0.1309</text:p>
          </table:table-cell>
          <table:table-cell office:value-type="float" office:value="0.4498" calcext:value-type="float">
            <text:p>0.4498</text:p>
          </table:table-cell>
          <table:table-cell/>
          <table:table-cell office:value-type="float" office:value="0.042" calcext:value-type="float">
            <text:p>0.042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table:number-columns-repeated="5"/>
          <table:table-cell office:value-type="string" calcext:value-type="string">
            <text:p><text:a xlink:href="https://snap.stanford.edu/data/twitch-social-networks.html" xlink:type="simple">https://snap.stanford.edu/data/twitch-social-networks.html</text:a>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witch/ES</text:p>
          </table:table-cell>
          <table:table-cell office:value-type="float" office:value="4648" calcext:value-type="float">
            <text:p>4,648</text:p>
          </table:table-cell>
          <table:table-cell office:value-type="float" office:value="59382" calcext:value-type="float">
            <text:p>59,382</text:p>
          </table:table-cell>
          <table:table-cell office:value-type="float" office:value="0.2225" calcext:value-type="float">
            <text:p>0.2225</text:p>
          </table:table-cell>
          <table:table-cell office:value-type="float" office:value="0.4079" calcext:value-type="float">
            <text:p>0.4079</text:p>
          </table:table-cell>
          <table:table-cell/>
          <table:table-cell office:value-type="float" office:value="0.084" calcext:value-type="float">
            <text:p>0.084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table:number-columns-repeated="5"/>
          <table:table-cell office:value-type="string" calcext:value-type="string">
            <text:p><text:a xlink:href="https://snap.stanford.edu/data/twitch-social-networks.html" xlink:type="simple">https://snap.stanford.edu/data/twitch-social-networks.html</text:a>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witch/FR</text:p>
          </table:table-cell>
          <table:table-cell office:value-type="float" office:value="6549" calcext:value-type="float">
            <text:p>6,549</text:p>
          </table:table-cell>
          <table:table-cell office:value-type="float" office:value="112666" calcext:value-type="float">
            <text:p>112,666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3414" calcext:value-type="float">
            <text:p>0.3414</text:p>
          </table:table-cell>
          <table:table-cell/>
          <table:table-cell office:value-type="float" office:value="0.054" calcext:value-type="float">
            <text:p>0.054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5"/>
          <table:table-cell office:value-type="string" calcext:value-type="string">
            <text:p><text:a xlink:href="https://snap.stanford.edu/data/twitch-social-networks.html" xlink:type="simple">https://snap.stanford.edu/data/twitch-social-networks.html</text:a>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witch/PTBR</text:p>
          </table:table-cell>
          <table:table-cell office:value-type="float" office:value="1912" calcext:value-type="float">
            <text:p>1,912</text:p>
          </table:table-cell>
          <table:table-cell office:value-type="float" office:value="31299" calcext:value-type="float">
            <text:p>31,299</text:p>
          </table:table-cell>
          <table:table-cell office:value-type="float" office:value="0.3199" calcext:value-type="float">
            <text:p>0.3199</text:p>
          </table:table-cell>
          <table:table-cell office:value-type="float" office:value="0.2933" calcext:value-type="float">
            <text:p>0.2933</text:p>
          </table:table-cell>
          <table:table-cell/>
          <table:table-cell office:value-type="float" office:value="0.131" calcext:value-type="float">
            <text:p>0.131</text:p>
          </table:table-cell>
          <table:table-cell table:number-columns-repeated="2"/>
          <table:table-cell office:value-type="float" office:value="0.017" calcext:value-type="float">
            <text:p>0.017</text:p>
          </table:table-cell>
          <table:table-cell table:number-columns-repeated="5"/>
          <table:table-cell office:value-type="string" calcext:value-type="string">
            <text:p><text:a xlink:href="https://snap.stanford.edu/data/twitch-social-networks.html" xlink:type="simple">https://snap.stanford.edu/data/twitch-social-networks.html</text:a>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witch/RU</text:p>
          </table:table-cell>
          <table:table-cell office:value-type="float" office:value="4385" calcext:value-type="float">
            <text:p>4,385</text:p>
          </table:table-cell>
          <table:table-cell office:value-type="float" office:value="37304" calcext:value-type="float">
            <text:p>37,304</text:p>
          </table:table-cell>
          <table:table-cell office:value-type="float" office:value="0.1658" calcext:value-type="float">
            <text:p>0.1658</text:p>
          </table:table-cell>
          <table:table-cell office:value-type="float" office:value="0.3368" calcext:value-type="float">
            <text:p>0.3368</text:p>
          </table:table-cell>
          <table:table-cell/>
          <table:table-cell office:value-type="float" office:value="0.049" calcext:value-type="float">
            <text:p>0.049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table:number-columns-repeated="5"/>
          <table:table-cell office:value-type="string" calcext:value-type="string">
            <text:p><text:a xlink:href="https://snap.stanford.edu/data/twitch-social-networks.html" xlink:type="simple">https://snap.stanford.edu/data/twitch-social-networks.html</text:a>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A-AstroPh.txt</text:p>
          </table:table-cell>
          <table:table-cell office:value-type="float" office:value="18772" calcext:value-type="float">
            <text:p>18,772</text:p>
          </table:table-cell>
          <table:table-cell office:value-type="float" office:value="198110" calcext:value-type="float">
            <text:p>198,110</text:p>
          </table:table-cell>
          <table:table-cell office:value-type="float" office:value="0.6306" calcext:value-type="float">
            <text:p>0.6306</text:p>
          </table:table-cell>
          <table:table-cell office:value-type="float" office:value="0.6273" calcext:value-type="float">
            <text:p>0.6273</text:p>
          </table:table-cell>
          <table:table-cell office:value-type="float" office:value="1351441" calcext:value-type="float">
            <text:p>1,351,441</text:p>
          </table:table-cell>
          <table:table-cell office:value-type="float" office:value="0.1345" calcext:value-type="float">
            <text:p>0.134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5" office:value-type="string" calcext:value-type="string">
            <text:p><text:span text:style-name="T1"><text:a xlink:href="https://snap.stanford.edu/data/ca-AstroPh.html" xlink:type="simple">https://snap.stanford.edu/data/ca-AstroPh.html</text:a></text:span>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A-HepPh.txt</text:p>
          </table:table-cell>
          <table:table-cell office:value-type="float" office:value="12008" calcext:value-type="float">
            <text:p>12,008</text:p>
          </table:table-cell>
          <table:table-cell office:value-type="float" office:value="118521" calcext:value-type="float">
            <text:p>118,521</text:p>
          </table:table-cell>
          <table:table-cell office:value-type="float" office:value="0.6115" calcext:value-type="float">
            <text:p>0.6115</text:p>
          </table:table-cell>
          <table:table-cell office:value-type="float" office:value="0.656" calcext:value-type="float">
            <text:p>0.656</text:p>
          </table:table-cell>
          <table:table-cell office:value-type="float" office:value="3358499" calcext:value-type="float">
            <text:p>3,358,499</text:p>
          </table:table-cell>
          <table:table-cell office:value-type="float" office:value="0.3923" calcext:value-type="float">
            <text:p>0.3923</text:p>
          </table:table-cell>
          <table:table-cell office:value-type="float" office:value="13" calcext:value-type="float">
            <text:p>13</text:p>
          </table:table-cell>
          <table:table-cell office:value-type="float" office:value="5.8" calcext:value-type="float">
            <text:p>5.8</text:p>
          </table:table-cell>
          <table:table-cell table:number-columns-repeated="6"/>
          <table:table-cell table:style-name="ce5" office:value-type="string" calcext:value-type="string">
            <text:p><text:span text:style-name="T1"><text:a xlink:href="https://snap.stanford.edu/data/ca-HepPh.html" xlink:type="simple">https://snap.stanford.edu/data/ca-HepPh.html</text:a></text:span>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redditHyperlinks.txt</text:p>
          </table:table-cell>
          <table:table-cell office:value-type="float" office:value="35776" calcext:value-type="float">
            <text:p>35,776</text:p>
          </table:table-cell>
          <table:table-cell office:value-type="float" office:value="286561" calcext:value-type="float">
            <text:p>286,561</text:p>
          </table:table-cell>
          <table:table-cell office:value-type="float" office:value="0.1809" calcext:value-type="float">
            <text:p>0.1809</text:p>
          </table:table-cell>
          <table:table-cell office:value-type="float" office:value="0.5082" calcext:value-type="float">
            <text:p>0.5082</text:p>
          </table:table-cell>
          <table:table-cell table:number-columns-repeated="10"/>
          <table:table-cell office:value-type="string" calcext:value-type="string">
            <text:p><text:a xlink:href="https://snap.stanford.edu/data/soc-RedditHyperlinks.html" xlink:type="simple">https://snap.stanford.edu/data/soc-RedditHyperlinks.html</text:a>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3">
      <number:minutes number:style="long"/>
      <number:text>:</number:text>
      <number:seconds number:style="long"/>
    </number:time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3P2" style:volatile="true">
      <number:currency-symbol/>
      <number:fill-character> </number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date-style style:name="N13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58">
      <number:month number:textual="true"/>
      <number:text>-</number:text>
      <number:year/>
    </number:date-style>
    <number:time-style style:name="N129">
      <number:hours/>
      <number:text>:</number:text>
      <number:minutes number:style="long"/>
    </number:time-style>
    <number:time-style style:name="N157">
      <number:minutes number:style="long"/>
      <number:text>:</number:text>
      <number:seconds number:style="long" number:decimal-places="1"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6">
      <number:day/>
      <number:text>-</number:text>
      <number:month number:textual="true"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54">
      <number:day/>
      <number:text>-</number:text>
      <number:month number:textual="true"/>
      <number:text>-</number:text>
      <number:year/>
    </number:date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date-style style:name="N152">
      <number:month/>
      <number:text>/</number:text>
      <number:day/>
      <number:text>/</number:text>
      <number:year number:style="long"/>
    </number:dat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5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4-05-03T07:55:18.309571684</dc:date>
    <meta:editing-cycles>8</meta:editing-cycles>
    <meta:editing-duration>PT4H41M28S</meta:editing-duration>
    <meta:generator>LibreOffice/7.3.7.2$Linux_X86_64 LibreOffice_project/30$Build-2</meta:generator>
    <meta:document-statistic meta:table-count="1" meta:cell-count="145" meta:object-count="0"/>
    <meta:user-defined meta:name="AppVersion">15.0000</meta:user-defined>
  </office:meta>
</office:document-meta>
</file>